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09in"/>
    </style:style>
    <style:style style:name="co3" style:family="table-column">
      <style:table-column-properties fo:break-before="auto" style:column-width="1.6362in"/>
    </style:style>
    <style:style style:name="co4" style:family="table-column">
      <style:table-column-properties fo:break-before="auto" style:column-width="2.7264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table:style-name="ce1" office:value-type="currency" office:currency="USD" office:value="31.38" calcext:value-type="currency">
            <text:p>$31.38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office:value-type="float" office:value="1322278" calcext:value-type="float">
            <text:p>1322278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style-name="ce1" table:formula="of:=[.C3]*[.C4]" office:value-type="currency" office:currency="USD" office:value="41493083.64" calcext:value-type="currency">
            <text:p>$41,493,083.64</text:p>
          </table:table-cell>
        </table:table-row>
        <table:table-row table:style-name="ro1">
          <table:table-cell office:value-type="string" calcext:value-type="string">
            <text:p>c+ce &amp; investments</text:p>
          </table:table-cell>
          <table:table-cell office:value-type="string" calcext:value-type="string">
            <text:p>Cash</text:p>
          </table:table-cell>
          <table:table-cell table:formula="of:=698743+722531" office:value-type="float" office:value="1421274" calcext:value-type="float">
            <text:p>1421274</text:p>
          </table:table-cell>
        </table:table-row>
        <table:table-row table:style-name="ro1">
          <table:table-cell/>
          <table:table-cell office:value-type="string" calcext:value-type="string">
            <text:p>Debt</text:p>
          </table:table-cell>
          <table:table-cell table:formula="of:=500+4687090" office:value-type="float" office:value="4687590" calcext:value-type="float">
            <text:p>4687590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style-name="ce1" table:formula="of:=[.C5]-[.C6]+[.C7]" office:value-type="currency" office:currency="USD" office:value="44759399.64" calcext:value-type="currency">
            <text:p>$44,759,399.64</text:p>
          </table:table-cell>
        </table:table-row>
      </table:table>
      <table:table table:name="Financial Statemen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Q3 2025</text:p>
          </table:table-cell>
          <table:table-cell/>
        </table:table-row>
        <table:table-row table:style-name="ro1">
          <table:table-cell office:value-type="string" calcext:value-type="string">
            <text:p>Food and bev Revenue</text:p>
          </table:table-cell>
          <table:table-cell office:value-type="float" office:value="2989255" calcext:value-type="float">
            <text:p>2989255</text:p>
          </table:table-cell>
          <table:table-cell/>
        </table:table-row>
        <table:table-row table:style-name="ro1">
          <table:table-cell office:value-type="string" calcext:value-type="string">
            <text:p>Delivery service Revenue</text:p>
          </table:table-cell>
          <table:table-cell office:value-type="float" office:value="14189" calcext:value-type="float">
            <text:p>14189</text:p>
          </table:table-cell>
          <table:table-cell/>
        </table:table-row>
        <table:table-row table:style-name="ro1">
          <table:table-cell table:style-name="ce2" office:value-type="string" calcext:value-type="string">
            <text:p>Revenue</text:p>
          </table:table-cell>
          <table:table-cell table:style-name="ce2" table:formula="of:=[.B4]+[.B3]" office:value-type="float" office:value="3003444" calcext:value-type="float">
            <text:p>3003444</text:p>
          </table:table-cell>
          <table:table-cell/>
        </table:table-row>
        <table:table-row table:style-name="ro1">
          <table:table-cell office:value-type="string" calcext:value-type="string">
            <text:p>Food, bev, packaging </text:p>
          </table:table-cell>
          <table:table-cell office:value-type="float" office:value="902445" calcext:value-type="float">
            <text:p>902445</text:p>
          </table:table-cell>
          <table:table-cell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756669" calcext:value-type="float">
            <text:p>756669</text:p>
          </table:table-cell>
          <table:table-cell/>
        </table:table-row>
        <table:table-row table:style-name="ro1">
          <table:table-cell office:value-type="string" calcext:value-type="string">
            <text:p>Occupancy</text:p>
          </table:table-cell>
          <table:table-cell office:value-type="float" office:value="158314" calcext:value-type="float">
            <text:p>158314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50433" calcext:value-type="float">
            <text:p>450433</text:p>
          </table:table-cell>
          <table:table-cell/>
        </table:table-row>
        <table:table-row table:style-name="ro1">
          <table:table-cell office:value-type="string" calcext:value-type="string">
            <text:p>G&amp;A</text:p>
          </table:table-cell>
          <table:table-cell office:value-type="float" office:value="146742" calcext:value-type="float">
            <text:p>146742</text:p>
          </table:table-cell>
          <table:table-cell/>
        </table:table-row>
        <table:table-row table:style-name="ro1">
          <table:table-cell office:value-type="string" calcext:value-type="string">
            <text:p>D&amp;A</text:p>
          </table:table-cell>
          <table:table-cell office:value-type="float" office:value="90524" calcext:value-type="float">
            <text:p>90524</text:p>
          </table:table-cell>
          <table:table-cell/>
        </table:table-row>
        <table:table-row table:style-name="ro1">
          <table:table-cell office:value-type="string" calcext:value-type="string">
            <text:p>Pre-opening costs</text:p>
          </table:table-cell>
          <table:table-cell office:value-type="float" office:value="13741" calcext:value-type="float">
            <text:p>13741</text:p>
          </table:table-cell>
          <table:table-cell/>
        </table:table-row>
        <table:table-row table:style-name="ro1">
          <table:table-cell office:value-type="string" calcext:value-type="string">
            <text:p>Imparement, closure, asset disposals</text:p>
          </table:table-cell>
          <table:table-cell office:value-type="float" office:value="7404" calcext:value-type="float">
            <text:p>7404</text:p>
          </table:table-cell>
          <table:table-cell/>
        </table:table-row>
        <table:table-row table:style-name="ro1">
          <table:table-cell table:style-name="ce3" office:value-type="string" calcext:value-type="string">
            <text:p>Operating Expenses</text:p>
          </table:table-cell>
          <table:table-cell table:formula="of:=SUM([.B6:.B13])" office:value-type="float" office:value="2526272" calcext:value-type="float">
            <text:p>2526272</text:p>
          </table:table-cell>
          <table:table-cell/>
        </table:table-row>
        <table:table-row table:style-name="ro1">
          <table:table-cell table:style-name="ce2" office:value-type="string" calcext:value-type="string">
            <text:p>Operating Income</text:p>
          </table:table-cell>
          <table:table-cell table:style-name="ce2" table:formula="of:=[.B5]-[.B14]" office:value-type="float" office:value="477172" calcext:value-type="float">
            <text:p>477172</text:p>
          </table:table-cell>
          <table:table-cell/>
        </table:table-row>
        <table:table-row table:style-name="ro1">
          <table:table-cell office:value-type="string" calcext:value-type="string">
            <text:p>Interest Income</text:p>
          </table:table-cell>
          <table:table-cell office:value-type="float" office:value="19789" calcext:value-type="float">
            <text:p>19789</text:p>
          </table:table-cell>
          <table:table-cell/>
        </table:table-row>
        <table:table-row table:style-name="ro1">
          <table:table-cell office:value-type="string" calcext:value-type="string">
            <text:p>EBIT</text:p>
          </table:table-cell>
          <table:table-cell table:formula="of:=[.B15]+[.B16]" office:value-type="float" office:value="496961" calcext:value-type="float">
            <text:p>496961</text:p>
          </table:table-cell>
          <table:table-cell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114858" calcext:value-type="float">
            <text:p>114858</text:p>
          </table:table-cell>
          <table:table-cell/>
        </table:table-row>
        <table:table-row table:style-name="ro1">
          <table:table-cell office:value-type="string" calcext:value-type="string">
            <text:p>Net Income</text:p>
          </table:table-cell>
          <table:table-cell table:formula="of:=[.B17]-[.B18]" office:value-type="float" office:value="382103" calcext:value-type="float">
            <text:p>382103</text:p>
          </table:table-cell>
          <table:table-cell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1339522" calcext:value-type="float">
            <text:p>1339522</text:p>
          </table:table-cell>
          <table:table-cell/>
        </table:table-row>
        <table:table-row table:style-name="ro1">
          <table:table-cell office:value-type="string" calcext:value-type="string">
            <text:p>EPS</text:p>
          </table:table-cell>
          <table:table-cell table:formula="of:=[.B19]/[.B20]" office:value-type="float" office:value="0.2852532470538" calcext:value-type="float">
            <text:p>0.285253247053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ross Margin</text:p>
          </table:table-cell>
          <table:table-cell table:formula="of:=([.B5]-[.B6])/[.B5]" office:value-type="float" office:value="0.699529939629306" calcext:value-type="float">
            <text:p>0.699529939629306</text:p>
          </table:table-cell>
          <table:table-cell/>
        </table:table-row>
        <table:table-row table:style-name="ro1">
          <table:table-cell office:value-type="string" calcext:value-type="string">
            <text:p>Labor margin</text:p>
          </table:table-cell>
          <table:table-cell table:formula="of:=[.B7]/[.B5]" office:value-type="float" office:value="0.251933780020536" calcext:value-type="float">
            <text:p>0.251933780020536</text:p>
          </table:table-cell>
          <table:table-cell/>
        </table:table-row>
        <table:table-row table:style-name="ro1">
          <table:table-cell office:value-type="string" calcext:value-type="string">
            <text:p>Occupancy Margin</text:p>
          </table:table-cell>
          <table:table-cell table:formula="of:=[.B8]/[.B5]" office:value-type="float" office:value="0.0527108213104689" calcext:value-type="float">
            <text:p>0.0527108213104689</text:p>
          </table:table-cell>
          <table:table-cell/>
        </table:table-row>
        <table:table-row table:style-name="ro1">
          <table:table-cell office:value-type="string" calcext:value-type="string">
            <text:p>Operating Margin</text:p>
          </table:table-cell>
          <table:table-cell table:formula="of:=[.B15]/[.B5]" office:value-type="float" office:value="0.158874944896592" calcext:value-type="float">
            <text:p>0.1588749448965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3T21:23:01.728588617</meta:creation-date>
    <dc:date>2025-11-13T23:21:38.007034842</dc:date>
    <meta:editing-duration>PT1H58M36S</meta:editing-duration>
    <meta:editing-cycles>3</meta:editing-cycles>
    <meta:generator>LibreOffice/7.5.5.2$MacOSX_AARCH64 LibreOffice_project/ca8fe7424262805f223b9a2334bc7181abbcbf5e</meta:generator>
    <meta:document-statistic meta:table-count="2" meta:cell-count="60" meta:object-count="0"/>
  </office:meta>
</office:document-meta>
</file>